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D000002302DAAAAD7BE9F0D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7.847cm" draw:z-index="0"><draw:image xlink:href="Pictures/10000001000006DD000002302DAAAAD7BE9F0D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7:13:33.219579020</meta:creation-date>
    <dc:date>2023-11-24T17:14:06.518333075</dc:date>
    <meta:editing-duration>PT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